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normal" fo:font-weight="normal" officeooo:rsid="0018f6c1" officeooo:paragraph-rsid="0018f6c1" style:font-style-asian="normal" style:font-weight-asian="normal" style:font-style-complex="normal" style:font-weight-complex="normal"/>
    </style:style>
    <style:style style:name="P9" style:family="paragraph" style:parent-style-name="Table_20_Contents">
      <style:text-properties officeooo:rsid="001a6d14" officeooo:paragraph-rsid="001a6d14"/>
    </style:style>
    <style:style style:name="T1" style:family="text">
      <style:text-properties officeooo:rsid="00180735"/>
    </style:style>
    <style:style style:name="T2" style:family="text">
      <style:text-properties officeooo:rsid="001a6d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2">1. Gestion des articles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9">Gestion des articles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5">L'acteur d<text:span text:style-name="T1">ésire faire la gestion de ses articles. Il peut ajouter un article, retirer un article, modifier un article et consulter la liste des articles lui appartenant. Voir UC.1.1 – UC.1.4</text:span>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9">Membre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5">L'acteur doit être authentifié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5">Aucune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3">Lorsque l'utilisateur désire <text:span text:style-name="T2">faire la gestion de ses articles</text:span>, il lui faut être authentifié.</text:p>
      <text:p text:style-name="P3"/>
      <text:p text:style-name="P2">Scénario d'opération</text:p>
      <text:list xml:id="list7182906175311493315" text:style-name="L1">
        <text:list-item>
          <text:p text:style-name="P7">L'utilisateur s'authentifie et passe alors au status de « membre ».</text:p>
        </text:list-item>
        <text:list-item>
          <text:p text:style-name="P8">Le membre peut <text:span text:style-name="T2">acceder à plusieurs options pour faire la gestion de ses articles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07T17:23:16.813890480</dc:date>
    <meta:editing-duration>PT41M32S</meta:editing-duration>
    <meta:editing-cycles>8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0" meta:word-count="100" meta:character-count="658" meta:non-whitespace-character-count="579"/>
  </office:meta>
</office:document-meta>
</file>